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1-weka.filters.unsupervised.attribute.Remove-R27,29-42</text:p>
      <text:p text:style-name="Standard">Instances: <text:s text:c="3"/>1000</text:p>
      <text:p text:style-name="Standard">Attributes: <text:s text:c="2"/>27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MeanSimLabel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0.1825 * Dist_Sim_Adj +</text:p>
      <text:p text:style-name="Standard"><text:s text:c="6"/>1.4609 * Dist_Sim_Noun +</text:p>
      <text:p text:style-name="Standard"><text:s text:c="6"/>0.6263 * Dist_Sim_Verb +</text:p>
      <text:p text:style-name="Standard"><text:s text:c="5"/>-0.3458 * LIWC_Catg_Affective Processes +</text:p>
      <text:p text:style-name="Standard"><text:s text:c="6"/>0.7222 * LIWC_Catg_Causation +</text:p>
      <text:p text:style-name="Standard"><text:s text:c="6"/>0.5245 * LIWC_Catg_Certainty +</text:p>
      <text:p text:style-name="Standard"><text:s text:c="6"/>0.3435 * LIWC_Catg_Cognitive Processes +</text:p>
      <text:p text:style-name="Standard"><text:s text:c="6"/>0.8747 * LIWC_Catg_Motion +</text:p>
      <text:p text:style-name="Standard"><text:soft-page-break/><text:s text:c="6"/>0.5256 * LIWC_Catg_Negative Emotion +</text:p>
      <text:p text:style-name="Standard"><text:s text:c="6"/>1.216 <text:s/>* LIWC_Catg_Perceptual Processes +</text:p>
      <text:p text:style-name="Standard"><text:s text:c="6"/>0.5757 * LIWC_Catg_Relativity +</text:p>
      <text:p text:style-name="Standard"><text:s text:c="6"/>0.5472 * LIWC_Catg_Religion +</text:p>
      <text:p text:style-name="Standard"><text:s text:c="6"/>0.9193 * LIWC_Catg_Sexual +</text:p>
      <text:p text:style-name="Standard"><text:s text:c="5"/>-0.5254 * LIWC_Catg_Social Processes +</text:p>
      <text:p text:style-name="Standard"><text:s text:c="6"/>0.5301 * LIWC_Catg_Work +</text:p>
      <text:p text:style-name="Standard"><text:s text:c="6"/>1.1135</text:p>
      <text:p text:style-name="Standard"/>
      <text:p text:style-name="Standard">Time taken to build model: 0.01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1,1.5</text:p>
      <text:p text:style-name="Standard">2,0.5,2.148,1.648</text:p>
      <text:p text:style-name="Standard">3,2.4,1.59,-0.81</text:p>
      <text:p text:style-name="Standard">4,1,1.669,0.669</text:p>
      <text:p text:style-name="Standard">5,0.4,1.248,0.848</text:p>
      <text:p text:style-name="Standard">6,1.167,1.193,0.026</text:p>
      <text:p text:style-name="Standard">7,3,3.631,0.631</text:p>
      <text:p text:style-name="Standard">8,1.167,1.065,-0.102</text:p>
      <text:p text:style-name="Standard">9,0.6,2.612,2.012</text:p>
      <text:p text:style-name="Standard">10,1.333,1.065,-0.269</text:p>
      <text:p text:style-name="Standard">11,2.667,1.948,-0.719</text:p>
      <text:p text:style-name="Standard">12,0.833,1.728,0.894</text:p>
      <text:p text:style-name="Standard">13,3.6,2.245,-1.355</text:p>
      <text:p text:style-name="Standard">14,0.6,1.49,0.89</text:p>
      <text:p text:style-name="Standard">15,3.4,1.72,-1.68</text:p>
      <text:p text:style-name="Standard">16,3.8,2.293,-1.507</text:p>
      <text:p text:style-name="Standard">17,2,1.801,-0.199</text:p>
      <text:p text:style-name="Standard">18,1,1.617,0.617</text:p>
      <text:p text:style-name="Standard">19,0,1.156,1.156</text:p>
      <text:p text:style-name="Standard">20,2,2.283,0.283</text:p>
      <text:p text:style-name="Standard">21,1.2,2.515,1.315</text:p>
      <text:p text:style-name="Standard">22,2.4,2.396,-0.004</text:p>
      <text:p text:style-name="Standard">23,3.333,1.96,-1.373</text:p>
      <text:p text:style-name="Standard">24,1.333,1.129,-0.205</text:p>
      <text:p text:style-name="Standard">25,1.833,1.501,-0.332</text:p>
      <text:p text:style-name="Standard">26,2.4,1.188,-1.212</text:p>
      <text:p text:style-name="Standard">27,1.286,2.856,1.571</text:p>
      <text:p text:style-name="Standard">28,2.6,2.084,-0.516</text:p>
      <text:p text:style-name="Standard">29,1.4,1.516,0.116</text:p>
      <text:p text:style-name="Standard">30,1.8,2.54,0.74</text:p>
      <text:p text:style-name="Standard">31,2.8,2.442,-0.358</text:p>
      <text:p text:style-name="Standard">32,2.2,2.492,0.292</text:p>
      <text:p text:style-name="Standard">33,3,1.516,-1.484</text:p>
      <text:p text:style-name="Standard">34,2,2.487,0.487</text:p>
      <text:p text:style-name="Standard">35,2.5,2.25,-0.25</text:p>
      <text:p text:style-name="Standard">36,1,1.129,0.129</text:p>
      <text:p text:style-name="Standard">37,2.6,1.849,-0.751</text:p>
      <text:p text:style-name="Standard"><text:soft-page-break/>38,0.8,1.198,0.398</text:p>
      <text:p text:style-name="Standard">39,0.4,1.09,0.69</text:p>
      <text:p text:style-name="Standard">40,1.75,1.247,-0.503</text:p>
      <text:p text:style-name="Standard">41,1.2,1.898,0.698</text:p>
      <text:p text:style-name="Standard">42,1,1.199,0.199</text:p>
      <text:p text:style-name="Standard">43,3.8,4.14,0.34</text:p>
      <text:p text:style-name="Standard">44,2.4,1.794,-0.606</text:p>
      <text:p text:style-name="Standard">45,3,2.15,-0.85</text:p>
      <text:p text:style-name="Standard">46,3,2.456,-0.544</text:p>
      <text:p text:style-name="Standard">47,2.6,1.607,-0.993</text:p>
      <text:p text:style-name="Standard">48,0.833,2.364,1.53</text:p>
      <text:p text:style-name="Standard">49,3.833,3.481,-0.352</text:p>
      <text:p text:style-name="Standard">50,2,1.781,-0.219</text:p>
      <text:p text:style-name="Standard">51,2,1.477,-0.523</text:p>
      <text:p text:style-name="Standard">52,0.286,1.736,1.45</text:p>
      <text:p text:style-name="Standard">53,2.833,2.256,-0.577</text:p>
      <text:p text:style-name="Standard">54,2.8,2.913,0.113</text:p>
      <text:p text:style-name="Standard">55,3.333,2.451,-0.883</text:p>
      <text:p text:style-name="Standard">56,1,1.539,0.539</text:p>
      <text:p text:style-name="Standard">57,1,1.876,0.876</text:p>
      <text:p text:style-name="Standard">58,3.333,3.684,0.351</text:p>
      <text:p text:style-name="Standard">59,1.333,1.621,0.288</text:p>
      <text:p text:style-name="Standard">60,3.8,2.589,-1.211</text:p>
      <text:p text:style-name="Standard">61,3.4,1.81,-1.59</text:p>
      <text:p text:style-name="Standard">62,2,1.98,-0.02</text:p>
      <text:p text:style-name="Standard">63,2.2,2.093,-0.107</text:p>
      <text:p text:style-name="Standard">64,1,1.354,0.354</text:p>
      <text:p text:style-name="Standard">65,2.2,2.288,0.088</text:p>
      <text:p text:style-name="Standard">66,1.333,1.755,0.422</text:p>
      <text:p text:style-name="Standard">67,2.8,2.998,0.198</text:p>
      <text:p text:style-name="Standard">68,2.333,2.053,-0.281</text:p>
      <text:p text:style-name="Standard">69,2.667,2.059,-0.608</text:p>
      <text:p text:style-name="Standard">70,1,1.814,0.814</text:p>
      <text:p text:style-name="Standard">71,4.4,2.423,-1.977</text:p>
      <text:p text:style-name="Standard">72,3.2,1.212,-1.988</text:p>
      <text:p text:style-name="Standard">73,2.8,1.535,-1.265</text:p>
      <text:p text:style-name="Standard">74,3.8,2.107,-1.693</text:p>
      <text:p text:style-name="Standard">75,2.5,1.475,-1.025</text:p>
      <text:p text:style-name="Standard">76,1.4,2.462,1.062</text:p>
      <text:p text:style-name="Standard">77,1.667,2.47,0.804</text:p>
      <text:p text:style-name="Standard">78,2.6,2.364,-0.236</text:p>
      <text:p text:style-name="Standard">79,2.333,2.233,-0.1</text:p>
      <text:p text:style-name="Standard">80,0.5,1.708,1.208</text:p>
      <text:p text:style-name="Standard">81,0.333,1.838,1.505</text:p>
      <text:p text:style-name="Standard">82,2,1.247,-0.753</text:p>
      <text:p text:style-name="Standard">83,0.8,1.193,0.393</text:p>
      <text:p text:style-name="Standard">84,3.2,1.193,-2.007</text:p>
      <text:p text:style-name="Standard">85,2,1.746,-0.254</text:p>
      <text:p text:style-name="Standard">86,0.2,2.098,1.898</text:p>
      <text:p text:style-name="Standard">87,3.25,2.287,-0.963</text:p>
      <text:p text:style-name="Standard">88,3.8,2.629,-1.171</text:p>
      <text:p text:style-name="Standard"><text:soft-page-break/>89,2.8,1.516,-1.284</text:p>
      <text:p text:style-name="Standard">90,2.4,1.974,-0.426</text:p>
      <text:p text:style-name="Standard">91,3,2.253,-0.747</text:p>
      <text:p text:style-name="Standard">92,2.2,1.994,-0.206</text:p>
      <text:p text:style-name="Standard">93,2.2,1.738,-0.462</text:p>
      <text:p text:style-name="Standard">94,1,2.261,1.261</text:p>
      <text:p text:style-name="Standard">95,3.25,2.497,-0.753</text:p>
      <text:p text:style-name="Standard">96,3.2,2.648,-0.552</text:p>
      <text:p text:style-name="Standard">97,3,1.968,-1.032</text:p>
      <text:p text:style-name="Standard">98,1.167,2.541,1.374</text:p>
      <text:p text:style-name="Standard">99,1.2,2.011,0.811</text:p>
      <text:p text:style-name="Standard">100,4.4,2.473,-1.927</text:p>
      <text:p text:style-name="Standard">1,1.4,2.202,0.802</text:p>
      <text:p text:style-name="Standard">2,2,2.252,0.252</text:p>
      <text:p text:style-name="Standard">3,0.8,1.295,0.495</text:p>
      <text:p text:style-name="Standard">4,0.4,1.933,1.533</text:p>
      <text:p text:style-name="Standard">5,2.25,1.091,-1.159</text:p>
      <text:p text:style-name="Standard">6,2.667,1.995,-0.672</text:p>
      <text:p text:style-name="Standard">7,1.167,1.679,0.513</text:p>
      <text:p text:style-name="Standard">8,1.667,1.773,0.106</text:p>
      <text:p text:style-name="Standard">9,2.667,2.608,-0.059</text:p>
      <text:p text:style-name="Standard">10,1.75,1.154,-0.596</text:p>
      <text:p text:style-name="Standard">11,4,1.591,-2.409</text:p>
      <text:p text:style-name="Standard">12,4.167,3.068,-1.099</text:p>
      <text:p text:style-name="Standard">13,1.833,1.616,-0.218</text:p>
      <text:p text:style-name="Standard">14,0.8,2.083,1.283</text:p>
      <text:p text:style-name="Standard">15,1.2,1.547,0.347</text:p>
      <text:p text:style-name="Standard">16,1.6,1.875,0.275</text:p>
      <text:p text:style-name="Standard">17,2.75,1.646,-1.104</text:p>
      <text:p text:style-name="Standard">18,3.5,2.18,-1.32</text:p>
      <text:p text:style-name="Standard">19,4.833,2.349,-2.484</text:p>
      <text:p text:style-name="Standard">20,1.833,1.229,-0.605</text:p>
      <text:p text:style-name="Standard">21,1.833,1.632,-0.202</text:p>
      <text:p text:style-name="Standard">22,1.6,2.673,1.073</text:p>
      <text:p text:style-name="Standard">23,0.6,1.091,0.491</text:p>
      <text:p text:style-name="Standard">24,1.833,1.387,-0.446</text:p>
      <text:p text:style-name="Standard">25,0.4,1.67,1.27</text:p>
      <text:p text:style-name="Standard">26,1.667,2.252,0.585</text:p>
      <text:p text:style-name="Standard">27,4,2.485,-1.515</text:p>
      <text:p text:style-name="Standard">28,1,1.887,0.887</text:p>
      <text:p text:style-name="Standard">29,1.4,1.857,0.457</text:p>
      <text:p text:style-name="Standard">30,0.667,1.33,0.663</text:p>
      <text:p text:style-name="Standard">31,2.2,1.372,-0.828</text:p>
      <text:p text:style-name="Standard">32,2.6,2.407,-0.193</text:p>
      <text:p text:style-name="Standard">33,3.2,1.261,-1.939</text:p>
      <text:p text:style-name="Standard">34,0,1.091,1.091</text:p>
      <text:p text:style-name="Standard">35,4,2.963,-1.037</text:p>
      <text:p text:style-name="Standard">36,3,1.882,-1.118</text:p>
      <text:p text:style-name="Standard">37,2.6,2.17,-0.43</text:p>
      <text:p text:style-name="Standard">38,2.6,1.576,-1.024</text:p>
      <text:p text:style-name="Standard">39,0.75,1.561,0.811</text:p>
      <text:p text:style-name="Standard"><text:soft-page-break/>40,0,1.021,1.021</text:p>
      <text:p text:style-name="Standard">41,2,2.099,0.099</text:p>
      <text:p text:style-name="Standard">42,3.167,1.336,-1.83</text:p>
      <text:p text:style-name="Standard">43,1.4,1.844,0.444</text:p>
      <text:p text:style-name="Standard">44,3.6,3.236,-0.364</text:p>
      <text:p text:style-name="Standard">45,2.5,1.698,-0.802</text:p>
      <text:p text:style-name="Standard">46,1.167,2.135,0.968</text:p>
      <text:p text:style-name="Standard">47,0.6,1.571,0.971</text:p>
      <text:p text:style-name="Standard">48,0.75,1.959,1.209</text:p>
      <text:p text:style-name="Standard">49,1.6,2.336,0.736</text:p>
      <text:p text:style-name="Standard">50,1.6,2.115,0.515</text:p>
      <text:p text:style-name="Standard">51,3,3.657,0.657</text:p>
      <text:p text:style-name="Standard">52,0.25,1.671,1.421</text:p>
      <text:p text:style-name="Standard">53,1.167,1.902,0.735</text:p>
      <text:p text:style-name="Standard">54,1.75,1.582,-0.168</text:p>
      <text:p text:style-name="Standard">55,2,1.743,-0.257</text:p>
      <text:p text:style-name="Standard">56,1.8,1.808,0.008</text:p>
      <text:p text:style-name="Standard">57,1.667,1.725,0.058</text:p>
      <text:p text:style-name="Standard">58,2.25,2.638,0.388</text:p>
      <text:p text:style-name="Standard">59,1.6,1.731,0.131</text:p>
      <text:p text:style-name="Standard">60,1.2,1.091,-0.109</text:p>
      <text:p text:style-name="Standard">61,1.333,1.758,0.424</text:p>
      <text:p text:style-name="Standard">62,3,1.228,-1.772</text:p>
      <text:p text:style-name="Standard">63,0.4,1.72,1.32</text:p>
      <text:p text:style-name="Standard">64,1.6,2.342,0.742</text:p>
      <text:p text:style-name="Standard">65,0.833,1.863,1.029</text:p>
      <text:p text:style-name="Standard">66,3.167,3.302,0.135</text:p>
      <text:p text:style-name="Standard">67,2.6,2.222,-0.378</text:p>
      <text:p text:style-name="Standard">68,1.4,2.379,0.979</text:p>
      <text:p text:style-name="Standard">69,0.833,1.779,0.946</text:p>
      <text:p text:style-name="Standard">70,2,1.654,-0.346</text:p>
      <text:p text:style-name="Standard">71,1.2,2.135,0.935</text:p>
      <text:p text:style-name="Standard">72,2,1.669,-0.331</text:p>
      <text:p text:style-name="Standard">73,2.25,1.226,-1.024</text:p>
      <text:p text:style-name="Standard">74,2.2,2.414,0.214</text:p>
      <text:p text:style-name="Standard">75,2.8,2.886,0.086</text:p>
      <text:p text:style-name="Standard">76,1.4,2.032,0.632</text:p>
      <text:p text:style-name="Standard">77,0.8,2.501,1.701</text:p>
      <text:p text:style-name="Standard">78,0.333,1.136,0.802</text:p>
      <text:p text:style-name="Standard">79,3.4,2.137,-1.263</text:p>
      <text:p text:style-name="Standard">80,1,2.022,1.022</text:p>
      <text:p text:style-name="Standard">81,4.2,2.717,-1.483</text:p>
      <text:p text:style-name="Standard">82,2.2,1.408,-0.792</text:p>
      <text:p text:style-name="Standard">83,1,2.041,1.041</text:p>
      <text:p text:style-name="Standard">84,0.2,1.154,0.954</text:p>
      <text:p text:style-name="Standard">85,3.2,2.967,-0.233</text:p>
      <text:p text:style-name="Standard">86,1.8,1.642,-0.158</text:p>
      <text:p text:style-name="Standard">87,1.2,1.374,0.174</text:p>
      <text:p text:style-name="Standard">88,3.25,1.412,-1.838</text:p>
      <text:p text:style-name="Standard">89,2.4,1.124,-1.276</text:p>
      <text:p text:style-name="Standard">90,1,1.947,0.947</text:p>
      <text:p text:style-name="Standard"><text:soft-page-break/>91,2.333,2.163,-0.171</text:p>
      <text:p text:style-name="Standard">92,4.833,2.733,-2.101</text:p>
      <text:p text:style-name="Standard">93,0.333,1.091,0.757</text:p>
      <text:p text:style-name="Standard">94,4.167,2.403,-1.764</text:p>
      <text:p text:style-name="Standard">95,1,1.084,0.084</text:p>
      <text:p text:style-name="Standard">96,0.167,1.259,1.092</text:p>
      <text:p text:style-name="Standard">97,4.6,1.889,-2.711</text:p>
      <text:p text:style-name="Standard">98,1,1.863,0.863</text:p>
      <text:p text:style-name="Standard">99,2,1.091,-0.909</text:p>
      <text:p text:style-name="Standard">100,0.2,1.609,1.409</text:p>
      <text:p text:style-name="Standard">1,1.5,1.639,0.139</text:p>
      <text:p text:style-name="Standard">2,2.667,1.302,-1.365</text:p>
      <text:p text:style-name="Standard">3,1.4,2.453,1.053</text:p>
      <text:p text:style-name="Standard">4,2.6,1.794,-0.806</text:p>
      <text:p text:style-name="Standard">5,2,2.299,0.299</text:p>
      <text:p text:style-name="Standard">6,3.8,1.544,-2.256</text:p>
      <text:p text:style-name="Standard">7,2.143,2.456,0.313</text:p>
      <text:p text:style-name="Standard">8,2.2,1.498,-0.702</text:p>
      <text:p text:style-name="Standard">9,1.8,1.885,0.085</text:p>
      <text:p text:style-name="Standard">10,4.6,2.564,-2.036</text:p>
      <text:p text:style-name="Standard">11,1.333,2.125,0.792</text:p>
      <text:p text:style-name="Standard">12,1.167,1.478,0.311</text:p>
      <text:p text:style-name="Standard">13,2.8,1.38,-1.42</text:p>
      <text:p text:style-name="Standard">14,2.6,2.037,-0.563</text:p>
      <text:p text:style-name="Standard">15,0.4,2.228,1.828</text:p>
      <text:p text:style-name="Standard">16,0.2,1.173,0.973</text:p>
      <text:p text:style-name="Standard">17,3,2.567,-0.433</text:p>
      <text:p text:style-name="Standard">18,3.286,2.627,-0.659</text:p>
      <text:p text:style-name="Standard">19,1,1.173,0.173</text:p>
      <text:p text:style-name="Standard">20,2.167,1.896,-0.27</text:p>
      <text:p text:style-name="Standard">21,1,2.093,1.093</text:p>
      <text:p text:style-name="Standard">22,2.167,1.923,-0.243</text:p>
      <text:p text:style-name="Standard">23,3.333,2.954,-0.379</text:p>
      <text:p text:style-name="Standard">24,4,2.546,-1.454</text:p>
      <text:p text:style-name="Standard">25,1.167,1.942,0.775</text:p>
      <text:p text:style-name="Standard">26,2.4,2.001,-0.399</text:p>
      <text:p text:style-name="Standard">27,0.2,1.097,0.897</text:p>
      <text:p text:style-name="Standard">28,5,2.052,-2.948</text:p>
      <text:p text:style-name="Standard">29,1,1.605,0.605</text:p>
      <text:p text:style-name="Standard">30,2.8,2.351,-0.449</text:p>
      <text:p text:style-name="Standard">31,0.4,1.507,1.107</text:p>
      <text:p text:style-name="Standard">32,2,2.294,0.294</text:p>
      <text:p text:style-name="Standard">33,2.6,1.952,-0.648</text:p>
      <text:p text:style-name="Standard">34,3.2,2.109,-1.091</text:p>
      <text:p text:style-name="Standard">35,4.333,1.631,-2.703</text:p>
      <text:p text:style-name="Standard">36,0.8,1.173,0.373</text:p>
      <text:p text:style-name="Standard">37,2,1.696,-0.304</text:p>
      <text:p text:style-name="Standard">38,2.2,1.742,-0.458</text:p>
      <text:p text:style-name="Standard">39,2.2,2.072,-0.128</text:p>
      <text:p text:style-name="Standard">40,0.2,1.173,0.973</text:p>
      <text:p text:style-name="Standard">41,1.143,1.988,0.846</text:p>
      <text:p text:style-name="Standard"><text:soft-page-break/>42,0.8,1.135,0.335</text:p>
      <text:p text:style-name="Standard">43,1.4,1.619,0.219</text:p>
      <text:p text:style-name="Standard">44,0.833,1.791,0.958</text:p>
      <text:p text:style-name="Standard">45,2,2.169,0.169</text:p>
      <text:p text:style-name="Standard">46,0.2,1.643,1.443</text:p>
      <text:p text:style-name="Standard">47,3,2.382,-0.618</text:p>
      <text:p text:style-name="Standard">48,3,1.484,-1.516</text:p>
      <text:p text:style-name="Standard">49,1.167,1.993,0.826</text:p>
      <text:p text:style-name="Standard">50,2.167,2.443,0.276</text:p>
      <text:p text:style-name="Standard">51,2.667,2.512,-0.155</text:p>
      <text:p text:style-name="Standard">52,0,1.173,1.173</text:p>
      <text:p text:style-name="Standard">53,1.833,2.191,0.358</text:p>
      <text:p text:style-name="Standard">54,1.667,2.289,0.623</text:p>
      <text:p text:style-name="Standard">55,4.4,2.074,-2.326</text:p>
      <text:p text:style-name="Standard">56,1.833,1.765,-0.068</text:p>
      <text:p text:style-name="Standard">57,1.167,1.456,0.289</text:p>
      <text:p text:style-name="Standard">58,1,2.359,1.359</text:p>
      <text:p text:style-name="Standard">59,1,1.98,0.98</text:p>
      <text:p text:style-name="Standard">60,1.167,1.645,0.479</text:p>
      <text:p text:style-name="Standard">61,1.4,1.89,0.49</text:p>
      <text:p text:style-name="Standard">62,1,1.494,0.494</text:p>
      <text:p text:style-name="Standard">63,0.333,1.303,0.969</text:p>
      <text:p text:style-name="Standard">64,3,2.567,-0.433</text:p>
      <text:p text:style-name="Standard">65,2.833,1.866,-0.967</text:p>
      <text:p text:style-name="Standard">66,3.167,2.173,-0.994</text:p>
      <text:p text:style-name="Standard">67,2.2,2.761,0.561</text:p>
      <text:p text:style-name="Standard">68,2.167,1.506,-0.66</text:p>
      <text:p text:style-name="Standard">69,2.75,2.375,-0.375</text:p>
      <text:p text:style-name="Standard">70,1.2,1.604,0.404</text:p>
      <text:p text:style-name="Standard">71,0.6,1.173,0.573</text:p>
      <text:p text:style-name="Standard">72,4.667,2.364,-2.303</text:p>
      <text:p text:style-name="Standard">73,2.4,1.305,-1.095</text:p>
      <text:p text:style-name="Standard">74,1.2,2.028,0.828</text:p>
      <text:p text:style-name="Standard">75,0.5,1.605,1.105</text:p>
      <text:p text:style-name="Standard">76,2.5,1.853,-0.647</text:p>
      <text:p text:style-name="Standard">77,1.4,1.901,0.501</text:p>
      <text:p text:style-name="Standard">78,3.8,2.247,-1.553</text:p>
      <text:p text:style-name="Standard">79,4.4,2.803,-1.597</text:p>
      <text:p text:style-name="Standard">80,4.833,2.11,-2.724</text:p>
      <text:p text:style-name="Standard">81,1,1.747,0.747</text:p>
      <text:p text:style-name="Standard">82,4.167,2.451,-1.716</text:p>
      <text:p text:style-name="Standard">83,1.5,2.59,1.09</text:p>
      <text:p text:style-name="Standard">84,1,1.832,0.832</text:p>
      <text:p text:style-name="Standard">85,4.5,2.147,-2.353</text:p>
      <text:p text:style-name="Standard">86,3.2,2.127,-1.073</text:p>
      <text:p text:style-name="Standard">87,3.667,1.802,-1.865</text:p>
      <text:p text:style-name="Standard">88,0,1.996,1.996</text:p>
      <text:p text:style-name="Standard">89,2.6,2.506,-0.094</text:p>
      <text:p text:style-name="Standard">90,0.667,1.663,0.997</text:p>
      <text:p text:style-name="Standard">91,2.2,1.677,-0.523</text:p>
      <text:p text:style-name="Standard">92,2.2,1.795,-0.405</text:p>
      <text:p text:style-name="Standard"><text:soft-page-break/>93,1.2,1.651,0.451</text:p>
      <text:p text:style-name="Standard">94,1,1.664,0.664</text:p>
      <text:p text:style-name="Standard">95,2.8,1.999,-0.801</text:p>
      <text:p text:style-name="Standard">96,1,1.634,0.634</text:p>
      <text:p text:style-name="Standard">97,0,1.173,1.173</text:p>
      <text:p text:style-name="Standard">98,3.667,2.06,-1.607</text:p>
      <text:p text:style-name="Standard">99,0,1.496,1.496</text:p>
      <text:p text:style-name="Standard">100,0.333,1.884,1.551</text:p>
      <text:p text:style-name="Standard">1,2.5,3.722,1.222</text:p>
      <text:p text:style-name="Standard">2,1.333,1.725,0.391</text:p>
      <text:p text:style-name="Standard">3,4.167,1.719,-2.448</text:p>
      <text:p text:style-name="Standard">4,1.4,1.818,0.418</text:p>
      <text:p text:style-name="Standard">5,1.833,2.009,0.176</text:p>
      <text:p text:style-name="Standard">6,0.8,1.51,0.71</text:p>
      <text:p text:style-name="Standard">7,3,2.346,-0.654</text:p>
      <text:p text:style-name="Standard">8,4.2,1.88,-2.32</text:p>
      <text:p text:style-name="Standard">9,1.8,2.248,0.448</text:p>
      <text:p text:style-name="Standard">10,2,2.629,0.629</text:p>
      <text:p text:style-name="Standard">11,1.167,1.318,0.151</text:p>
      <text:p text:style-name="Standard">12,3,2.732,-0.268</text:p>
      <text:p text:style-name="Standard">13,3.5,2.082,-1.418</text:p>
      <text:p text:style-name="Standard">14,0,1.18,1.18</text:p>
      <text:p text:style-name="Standard">15,1.6,2.506,0.906</text:p>
      <text:p text:style-name="Standard">16,3,2.506,-0.494</text:p>
      <text:p text:style-name="Standard">17,0.333,2.738,2.405</text:p>
      <text:p text:style-name="Standard">18,2.167,1.988,-0.178</text:p>
      <text:p text:style-name="Standard">19,2,2.864,0.864</text:p>
      <text:p text:style-name="Standard">20,3.167,1.527,-1.639</text:p>
      <text:p text:style-name="Standard">21,1.4,1.325,-0.075</text:p>
      <text:p text:style-name="Standard">22,2,2.155,0.155</text:p>
      <text:p text:style-name="Standard">23,1.833,2.309,0.476</text:p>
      <text:p text:style-name="Standard">24,2,1.806,-0.194</text:p>
      <text:p text:style-name="Standard">25,1.75,2.469,0.719</text:p>
      <text:p text:style-name="Standard">26,1.5,1.647,0.147</text:p>
      <text:p text:style-name="Standard">27,1.5,2.568,1.068</text:p>
      <text:p text:style-name="Standard">28,0.833,1.618,0.785</text:p>
      <text:p text:style-name="Standard">29,2,1.741,-0.259</text:p>
      <text:p text:style-name="Standard">30,1.333,2.494,1.161</text:p>
      <text:p text:style-name="Standard">31,1,1.58,0.58</text:p>
      <text:p text:style-name="Standard">32,0.667,1.749,1.083</text:p>
      <text:p text:style-name="Standard">33,3.5,1.618,-1.882</text:p>
      <text:p text:style-name="Standard">34,3.167,2.497,-0.67</text:p>
      <text:p text:style-name="Standard">35,3.25,2.009,-1.241</text:p>
      <text:p text:style-name="Standard">36,1.4,2.757,1.357</text:p>
      <text:p text:style-name="Standard">37,3.667,2.237,-1.43</text:p>
      <text:p text:style-name="Standard">38,0.667,1.494,0.828</text:p>
      <text:p text:style-name="Standard">39,2,1.534,-0.466</text:p>
      <text:p text:style-name="Standard">40,0,1.442,1.442</text:p>
      <text:p text:style-name="Standard">41,0,1.096,1.096</text:p>
      <text:p text:style-name="Standard">42,2.6,2.595,-0.005</text:p>
      <text:p text:style-name="Standard">43,0,1.096,1.096</text:p>
      <text:p text:style-name="Standard"><text:soft-page-break/>44,3,4.209,1.209</text:p>
      <text:p text:style-name="Standard">45,3.667,1.639,-2.028</text:p>
      <text:p text:style-name="Standard">46,1.833,2.134,0.301</text:p>
      <text:p text:style-name="Standard">47,2,1.774,-0.226</text:p>
      <text:p text:style-name="Standard">48,1.2,1.18,-0.02</text:p>
      <text:p text:style-name="Standard">49,4.8,2.779,-2.021</text:p>
      <text:p text:style-name="Standard">50,2,2.203,0.203</text:p>
      <text:p text:style-name="Standard">51,0.8,1.554,0.754</text:p>
      <text:p text:style-name="Standard">52,2.2,1.872,-0.328</text:p>
      <text:p text:style-name="Standard">53,1,2.201,1.201</text:p>
      <text:p text:style-name="Standard">54,0.167,2.123,1.957</text:p>
      <text:p text:style-name="Standard">55,0.2,1.18,0.98</text:p>
      <text:p text:style-name="Standard">56,2.167,1.591,-0.576</text:p>
      <text:p text:style-name="Standard">57,1.167,1.606,0.439</text:p>
      <text:p text:style-name="Standard">58,1,1.564,0.564</text:p>
      <text:p text:style-name="Standard">59,1,1.554,0.554</text:p>
      <text:p text:style-name="Standard">60,0.667,1.534,0.867</text:p>
      <text:p text:style-name="Standard">61,2.6,2.114,-0.486</text:p>
      <text:p text:style-name="Standard">62,1.6,1.564,-0.036</text:p>
      <text:p text:style-name="Standard">63,1,1.478,0.478</text:p>
      <text:p text:style-name="Standard">64,1,2.175,1.175</text:p>
      <text:p text:style-name="Standard">65,0.5,1.096,0.596</text:p>
      <text:p text:style-name="Standard">66,1,2.143,1.143</text:p>
      <text:p text:style-name="Standard">67,3.6,1.999,-1.601</text:p>
      <text:p text:style-name="Standard">68,3,2.617,-0.383</text:p>
      <text:p text:style-name="Standard">69,1.5,1.973,0.473</text:p>
      <text:p text:style-name="Standard">70,0.167,1.332,1.165</text:p>
      <text:p text:style-name="Standard">71,1.4,2.847,1.447</text:p>
      <text:p text:style-name="Standard">72,0.5,2.485,1.985</text:p>
      <text:p text:style-name="Standard">73,1.6,1.618,0.018</text:p>
      <text:p text:style-name="Standard">74,0.333,1.049,0.715</text:p>
      <text:p text:style-name="Standard">75,2.667,1.78,-0.887</text:p>
      <text:p text:style-name="Standard">76,2.333,1.927,-0.406</text:p>
      <text:p text:style-name="Standard">77,0.333,2.036,1.703</text:p>
      <text:p text:style-name="Standard">78,3,2.145,-0.855</text:p>
      <text:p text:style-name="Standard">79,4.2,2.11,-2.09</text:p>
      <text:p text:style-name="Standard">80,3.2,3.234,0.034</text:p>
      <text:p text:style-name="Standard">81,4.4,2.248,-2.152</text:p>
      <text:p text:style-name="Standard">82,2.333,2.544,0.211</text:p>
      <text:p text:style-name="Standard">83,3.6,2.479,-1.121</text:p>
      <text:p text:style-name="Standard">84,2.833,1.534,-1.3</text:p>
      <text:p text:style-name="Standard">85,2.5,2.737,0.237</text:p>
      <text:p text:style-name="Standard">86,1.2,1.861,0.661</text:p>
      <text:p text:style-name="Standard">87,0.2,1.422,1.222</text:p>
      <text:p text:style-name="Standard">88,0.833,1.806,0.972</text:p>
      <text:p text:style-name="Standard">89,1.167,1.18,0.013</text:p>
      <text:p text:style-name="Standard">90,3.333,2.222,-1.112</text:p>
      <text:p text:style-name="Standard">91,3.4,1.925,-1.475</text:p>
      <text:p text:style-name="Standard">92,1.6,2.705,1.105</text:p>
      <text:p text:style-name="Standard">93,2,1.454,-0.546</text:p>
      <text:p text:style-name="Standard">94,2.8,2.785,-0.015</text:p>
      <text:p text:style-name="Standard"><text:soft-page-break/>95,1.8,1.744,-0.056</text:p>
      <text:p text:style-name="Standard">96,0,1.642,1.642</text:p>
      <text:p text:style-name="Standard">97,0,1.218,1.218</text:p>
      <text:p text:style-name="Standard">98,1.2,2.391,1.191</text:p>
      <text:p text:style-name="Standard">99,1.667,2.66,0.993</text:p>
      <text:p text:style-name="Standard">100,1.667,2.183,0.517</text:p>
      <text:p text:style-name="Standard">1,0,1.488,1.488</text:p>
      <text:p text:style-name="Standard">2,3,2.614,-0.386</text:p>
      <text:p text:style-name="Standard">3,1.833,1.583,-0.25</text:p>
      <text:p text:style-name="Standard">4,1.667,1.891,0.224</text:p>
      <text:p text:style-name="Standard">5,1.6,1.697,0.097</text:p>
      <text:p text:style-name="Standard">6,0.8,1.759,0.959</text:p>
      <text:p text:style-name="Standard">7,2.8,2.595,-0.205</text:p>
      <text:p text:style-name="Standard">8,2,2.03,0.03</text:p>
      <text:p text:style-name="Standard">9,1.4,2.367,0.967</text:p>
      <text:p text:style-name="Standard">10,2.833,1.507,-1.327</text:p>
      <text:p text:style-name="Standard">11,3.5,2.837,-0.663</text:p>
      <text:p text:style-name="Standard">12,1.833,1.902,0.068</text:p>
      <text:p text:style-name="Standard">13,2.75,2.291,-0.459</text:p>
      <text:p text:style-name="Standard">14,1.4,2.347,0.947</text:p>
      <text:p text:style-name="Standard">15,3.6,2.098,-1.502</text:p>
      <text:p text:style-name="Standard">16,1.25,2.042,0.792</text:p>
      <text:p text:style-name="Standard">17,1.8,2.17,0.37</text:p>
      <text:p text:style-name="Standard">18,3,3.535,0.535</text:p>
      <text:p text:style-name="Standard">19,2.75,2.695,-0.055</text:p>
      <text:p text:style-name="Standard">20,2.8,2.676,-0.124</text:p>
      <text:p text:style-name="Standard">21,3.2,2.194,-1.006</text:p>
      <text:p text:style-name="Standard">22,0.6,1.983,1.383</text:p>
      <text:p text:style-name="Standard">23,2.6,2.065,-0.535</text:p>
      <text:p text:style-name="Standard">24,0.75,1.575,0.825</text:p>
      <text:p text:style-name="Standard">25,2.8,2.832,0.032</text:p>
      <text:p text:style-name="Standard">26,1.5,1.811,0.311</text:p>
      <text:p text:style-name="Standard">27,1,2.738,1.738</text:p>
      <text:p text:style-name="Standard">28,1.5,2.178,0.678</text:p>
      <text:p text:style-name="Standard">29,0.6,2.109,1.509</text:p>
      <text:p text:style-name="Standard">30,1,1.495,0.495</text:p>
      <text:p text:style-name="Standard">31,1,2.25,1.25</text:p>
      <text:p text:style-name="Standard">32,3.2,2.255,-0.945</text:p>
      <text:p text:style-name="Standard">33,0,1.204,1.204</text:p>
      <text:p text:style-name="Standard">34,1.4,2.183,0.783</text:p>
      <text:p text:style-name="Standard">35,3.8,2.307,-1.493</text:p>
      <text:p text:style-name="Standard">36,2.833,3.175,0.341</text:p>
      <text:p text:style-name="Standard">37,1.2,2.324,1.124</text:p>
      <text:p text:style-name="Standard">38,1.2,2.266,1.066</text:p>
      <text:p text:style-name="Standard">39,2.6,1.908,-0.692</text:p>
      <text:p text:style-name="Standard">40,2.8,1.402,-1.398</text:p>
      <text:p text:style-name="Standard">41,2.4,1.923,-0.477</text:p>
      <text:p text:style-name="Standard">42,0.8,1.923,1.123</text:p>
      <text:p text:style-name="Standard">43,0.5,1.311,0.811</text:p>
      <text:p text:style-name="Standard">44,1.5,1.786,0.286</text:p>
      <text:p text:style-name="Standard">45,2.8,2.577,-0.223</text:p>
      <text:p text:style-name="Standard"><text:soft-page-break/>46,2,1.204,-0.796</text:p>
      <text:p text:style-name="Standard">47,1.667,2.117,0.45</text:p>
      <text:p text:style-name="Standard">48,3.333,4.435,1.102</text:p>
      <text:p text:style-name="Standard">49,0.6,1.534,0.934</text:p>
      <text:p text:style-name="Standard">50,0,2.236,2.236</text:p>
      <text:p text:style-name="Standard">51,4.167,1.449,-2.718</text:p>
      <text:p text:style-name="Standard">52,0,1.268,1.268</text:p>
      <text:p text:style-name="Standard">53,4.5,1.886,-2.614</text:p>
      <text:p text:style-name="Standard">54,0.8,2.201,1.401</text:p>
      <text:p text:style-name="Standard">55,0.8,1.734,0.934</text:p>
      <text:p text:style-name="Standard">56,0.833,1.596,0.763</text:p>
      <text:p text:style-name="Standard">57,2.333,1.253,-1.08</text:p>
      <text:p text:style-name="Standard">58,2,2.668,0.668</text:p>
      <text:p text:style-name="Standard">59,2,2.231,0.231</text:p>
      <text:p text:style-name="Standard">60,3.5,2.701,-0.799</text:p>
      <text:p text:style-name="Standard">61,2,2.366,0.366</text:p>
      <text:p text:style-name="Standard">62,2.8,2.423,-0.377</text:p>
      <text:p text:style-name="Standard">63,2,2.221,0.221</text:p>
      <text:p text:style-name="Standard">64,1.8,1.66,-0.14</text:p>
      <text:p text:style-name="Standard">65,2.333,2.67,0.336</text:p>
      <text:p text:style-name="Standard">66,2,1.969,-0.031</text:p>
      <text:p text:style-name="Standard">67,4.714,3.564,-1.15</text:p>
      <text:p text:style-name="Standard">68,0,1.972,1.972</text:p>
      <text:p text:style-name="Standard">69,3,3.156,0.156</text:p>
      <text:p text:style-name="Standard">70,0.6,1.656,1.056</text:p>
      <text:p text:style-name="Standard">71,0.667,1.851,1.184</text:p>
      <text:p text:style-name="Standard">72,2.5,1.099,-1.401</text:p>
      <text:p text:style-name="Standard">73,2.75,2.216,-0.534</text:p>
      <text:p text:style-name="Standard">74,1.5,2.218,0.718</text:p>
      <text:p text:style-name="Standard">75,1,2.218,1.218</text:p>
      <text:p text:style-name="Standard">76,1,1.829,0.829</text:p>
      <text:p text:style-name="Standard">77,2.6,2.356,-0.244</text:p>
      <text:p text:style-name="Standard">78,1.25,1.33,0.08</text:p>
      <text:p text:style-name="Standard">79,1,1.746,0.746</text:p>
      <text:p text:style-name="Standard">80,0.4,1.773,1.373</text:p>
      <text:p text:style-name="Standard">81,2,1.911,-0.089</text:p>
      <text:p text:style-name="Standard">82,4.333,2.438,-1.896</text:p>
      <text:p text:style-name="Standard">83,1.6,2.233,0.633</text:p>
      <text:p text:style-name="Standard">84,4.2,2.921,-1.279</text:p>
      <text:p text:style-name="Standard">85,0.2,1.239,1.039</text:p>
      <text:p text:style-name="Standard">86,1.6,2.128,0.528</text:p>
      <text:p text:style-name="Standard">87,0.167,2.032,1.866</text:p>
      <text:p text:style-name="Standard">88,0.667,1.118,0.452</text:p>
      <text:p text:style-name="Standard">89,3.6,1.414,-2.186</text:p>
      <text:p text:style-name="Standard">90,3,2.525,-0.475</text:p>
      <text:p text:style-name="Standard">91,4.6,2.352,-2.248</text:p>
      <text:p text:style-name="Standard">92,2.8,1.937,-0.863</text:p>
      <text:p text:style-name="Standard">93,1.5,2.293,0.793</text:p>
      <text:p text:style-name="Standard">94,3,1.834,-1.166</text:p>
      <text:p text:style-name="Standard">95,2.167,1.235,-0.932</text:p>
      <text:p text:style-name="Standard">96,1,1.778,0.778</text:p>
      <text:p text:style-name="Standard"><text:soft-page-break/>97,3.8,3.633,-0.167</text:p>
      <text:p text:style-name="Standard">98,1.429,0.958,-0.47</text:p>
      <text:p text:style-name="Standard">99,1.8,1.875,0.075</text:p>
      <text:p text:style-name="Standard">100,4.2,3.361,-0.839</text:p>
      <text:p text:style-name="Standard">1,1.75,1.437,-0.313</text:p>
      <text:p text:style-name="Standard">2,2,1.974,-0.026</text:p>
      <text:p text:style-name="Standard">3,1,1.527,0.527</text:p>
      <text:p text:style-name="Standard">4,2,2.323,0.323</text:p>
      <text:p text:style-name="Standard">5,1.8,1.996,0.196</text:p>
      <text:p text:style-name="Standard">6,2.833,2.179,-0.654</text:p>
      <text:p text:style-name="Standard">7,0,1.112,1.112</text:p>
      <text:p text:style-name="Standard">8,1.4,2.151,0.751</text:p>
      <text:p text:style-name="Standard">9,0.6,0.953,0.353</text:p>
      <text:p text:style-name="Standard">10,3.2,2.141,-1.059</text:p>
      <text:p text:style-name="Standard">11,4.333,3.336,-0.997</text:p>
      <text:p text:style-name="Standard">12,4.2,1.559,-2.641</text:p>
      <text:p text:style-name="Standard">13,5,3.578,-1.422</text:p>
      <text:p text:style-name="Standard">14,2,1.127,-0.873</text:p>
      <text:p text:style-name="Standard">15,3.167,1.337,-1.83</text:p>
      <text:p text:style-name="Standard">16,2,2.087,0.087</text:p>
      <text:p text:style-name="Standard">17,2.5,2.114,-0.386</text:p>
      <text:p text:style-name="Standard">18,3.2,1.351,-1.849</text:p>
      <text:p text:style-name="Standard">19,2.4,1.553,-0.847</text:p>
      <text:p text:style-name="Standard">20,1.333,1.017,-0.316</text:p>
      <text:p text:style-name="Standard">21,4.6,1.946,-2.654</text:p>
      <text:p text:style-name="Standard">22,3,3.172,0.172</text:p>
      <text:p text:style-name="Standard">23,1.8,1.994,0.194</text:p>
      <text:p text:style-name="Standard">24,1.6,2.325,0.725</text:p>
      <text:p text:style-name="Standard">25,2.4,2.36,-0.04</text:p>
      <text:p text:style-name="Standard">26,4.4,1.732,-2.668</text:p>
      <text:p text:style-name="Standard">27,3.4,2.449,-0.951</text:p>
      <text:p text:style-name="Standard">28,1.4,1.883,0.483</text:p>
      <text:p text:style-name="Standard">29,2.2,2.155,-0.045</text:p>
      <text:p text:style-name="Standard">30,1.6,1.443,-0.157</text:p>
      <text:p text:style-name="Standard">31,1.6,1.996,0.396</text:p>
      <text:p text:style-name="Standard">32,1.8,2.101,0.301</text:p>
      <text:p text:style-name="Standard">33,0.6,1.447,0.847</text:p>
      <text:p text:style-name="Standard">34,1,1.897,0.897</text:p>
      <text:p text:style-name="Standard">35,4,1.771,-2.229</text:p>
      <text:p text:style-name="Standard">36,1.167,1.884,0.718</text:p>
      <text:p text:style-name="Standard">37,2.25,2.739,0.489</text:p>
      <text:p text:style-name="Standard">38,3.4,1.394,-2.006</text:p>
      <text:p text:style-name="Standard">39,1.167,2.403,1.236</text:p>
      <text:p text:style-name="Standard">40,3.75,2.643,-1.107</text:p>
      <text:p text:style-name="Standard">41,4.667,1.766,-2.901</text:p>
      <text:p text:style-name="Standard">42,0,0.953,0.953</text:p>
      <text:p text:style-name="Standard">43,1.4,1.646,0.246</text:p>
      <text:p text:style-name="Standard">44,3.4,2.611,-0.789</text:p>
      <text:p text:style-name="Standard">45,4,2.099,-1.901</text:p>
      <text:p text:style-name="Standard">46,1.5,1.945,0.445</text:p>
      <text:p text:style-name="Standard">47,4.2,2.31,-1.89</text:p>
      <text:p text:style-name="Standard"><text:soft-page-break/>48,3.167,2.284,-0.882</text:p>
      <text:p text:style-name="Standard">49,2.5,2.225,-0.275</text:p>
      <text:p text:style-name="Standard">50,2,2.019,0.019</text:p>
      <text:p text:style-name="Standard">51,3.2,1.399,-1.801</text:p>
      <text:p text:style-name="Standard">52,2.2,1.86,-0.34</text:p>
      <text:p text:style-name="Standard">53,1.167,1.638,0.471</text:p>
      <text:p text:style-name="Standard">54,2,1.888,-0.112</text:p>
      <text:p text:style-name="Standard">55,1.2,1.336,0.136</text:p>
      <text:p text:style-name="Standard">56,4.4,2.271,-2.129</text:p>
      <text:p text:style-name="Standard">57,2,2.032,0.032</text:p>
      <text:p text:style-name="Standard">58,0.75,1.77,1.02</text:p>
      <text:p text:style-name="Standard">59,2.5,2.138,-0.362</text:p>
      <text:p text:style-name="Standard">60,2,2.443,0.443</text:p>
      <text:p text:style-name="Standard">61,0.167,2.164,1.997</text:p>
      <text:p text:style-name="Standard">62,1.167,1.799,0.632</text:p>
      <text:p text:style-name="Standard">63,0,2.829,2.829</text:p>
      <text:p text:style-name="Standard">64,4.167,3.501,-0.666</text:p>
      <text:p text:style-name="Standard">65,2.667,1.765,-0.901</text:p>
      <text:p text:style-name="Standard">66,2,2.016,0.016</text:p>
      <text:p text:style-name="Standard">67,2,2.16,0.16</text:p>
      <text:p text:style-name="Standard">68,1,1.884,0.884</text:p>
      <text:p text:style-name="Standard">69,3.8,2.301,-1.499</text:p>
      <text:p text:style-name="Standard">70,2.2,1.897,-0.303</text:p>
      <text:p text:style-name="Standard">71,3,2.382,-0.618</text:p>
      <text:p text:style-name="Standard">72,4.2,1.591,-2.609</text:p>
      <text:p text:style-name="Standard">73,2.833,2.179,-0.654</text:p>
      <text:p text:style-name="Standard">74,3.833,1.763,-2.07</text:p>
      <text:p text:style-name="Standard">75,1.8,1.05,-0.75</text:p>
      <text:p text:style-name="Standard">76,0.8,1.047,0.247</text:p>
      <text:p text:style-name="Standard">77,1.333,2.118,0.784</text:p>
      <text:p text:style-name="Standard">78,0.5,1.88,1.38</text:p>
      <text:p text:style-name="Standard">79,2.833,1.653,-1.18</text:p>
      <text:p text:style-name="Standard">80,2,1.442,-0.558</text:p>
      <text:p text:style-name="Standard">81,2,1.047,-0.953</text:p>
      <text:p text:style-name="Standard">82,3,2.154,-0.846</text:p>
      <text:p text:style-name="Standard">83,4.2,3.204,-0.996</text:p>
      <text:p text:style-name="Standard">84,0,1.377,1.377</text:p>
      <text:p text:style-name="Standard">85,0.167,1.438,1.271</text:p>
      <text:p text:style-name="Standard">86,0.25,2.085,1.835</text:p>
      <text:p text:style-name="Standard">87,1.8,1.653,-0.147</text:p>
      <text:p text:style-name="Standard">88,0.5,1.573,1.073</text:p>
      <text:p text:style-name="Standard">89,2.667,1.788,-0.879</text:p>
      <text:p text:style-name="Standard">90,0.833,1.646,0.813</text:p>
      <text:p text:style-name="Standard">91,3,1.573,-1.427</text:p>
      <text:p text:style-name="Standard">92,1.4,2.277,0.877</text:p>
      <text:p text:style-name="Standard">93,2.333,2.341,0.007</text:p>
      <text:p text:style-name="Standard">94,1.5,2.042,0.542</text:p>
      <text:p text:style-name="Standard">95,3.667,2.151,-1.516</text:p>
      <text:p text:style-name="Standard">96,0,1.8,1.8</text:p>
      <text:p text:style-name="Standard">97,1.2,1.605,0.405</text:p>
      <text:p text:style-name="Standard">98,3,2.21,-0.79</text:p>
      <text:p text:style-name="Standard"><text:soft-page-break/>99,4.2,1.748,-2.452</text:p>
      <text:p text:style-name="Standard">100,0.6,1.676,1.076</text:p>
      <text:p text:style-name="Standard">1,4,2.522,-1.478</text:p>
      <text:p text:style-name="Standard">2,2.6,2.577,-0.023</text:p>
      <text:p text:style-name="Standard">3,1.4,2.336,0.936</text:p>
      <text:p text:style-name="Standard">4,1.333,2.197,0.864</text:p>
      <text:p text:style-name="Standard">5,1.8,1.572,-0.228</text:p>
      <text:p text:style-name="Standard">6,2.833,1.168,-1.666</text:p>
      <text:p text:style-name="Standard">7,2.2,2.142,-0.058</text:p>
      <text:p text:style-name="Standard">8,2.5,1.721,-0.779</text:p>
      <text:p text:style-name="Standard">9,0.167,1.561,1.395</text:p>
      <text:p text:style-name="Standard">10,0.167,1.076,0.909</text:p>
      <text:p text:style-name="Standard">11,1.5,1.969,0.469</text:p>
      <text:p text:style-name="Standard">12,1.2,1.655,0.455</text:p>
      <text:p text:style-name="Standard">13,1.667,1.247,-0.42</text:p>
      <text:p text:style-name="Standard">14,0.6,1.957,1.357</text:p>
      <text:p text:style-name="Standard">15,1.4,1.168,-0.232</text:p>
      <text:p text:style-name="Standard">16,2.2,2.399,0.199</text:p>
      <text:p text:style-name="Standard">17,4,3.054,-0.946</text:p>
      <text:p text:style-name="Standard">18,0.667,1.266,0.599</text:p>
      <text:p text:style-name="Standard">19,1.333,2.976,1.643</text:p>
      <text:p text:style-name="Standard">20,4.167,3.327,-0.84</text:p>
      <text:p text:style-name="Standard">21,0.6,1.756,1.156</text:p>
      <text:p text:style-name="Standard">22,0.667,1.844,1.178</text:p>
      <text:p text:style-name="Standard">23,1.667,1.655,-0.012</text:p>
      <text:p text:style-name="Standard">24,3,2.464,-0.536</text:p>
      <text:p text:style-name="Standard">25,0.667,1.182,0.516</text:p>
      <text:p text:style-name="Standard">26,1,2.045,1.045</text:p>
      <text:p text:style-name="Standard">27,1.167,1.941,0.775</text:p>
      <text:p text:style-name="Standard">28,3.333,3.475,0.142</text:p>
      <text:p text:style-name="Standard">29,3.333,3.483,0.15</text:p>
      <text:p text:style-name="Standard">30,1,2.338,1.338</text:p>
      <text:p text:style-name="Standard">31,3.167,2.263,-0.904</text:p>
      <text:p text:style-name="Standard">32,1.6,2.49,0.89</text:p>
      <text:p text:style-name="Standard">33,3.25,1.495,-1.755</text:p>
      <text:p text:style-name="Standard">34,2,2.362,0.362</text:p>
      <text:p text:style-name="Standard">35,1.8,2.507,0.707</text:p>
      <text:p text:style-name="Standard">36,1.25,1.655,0.405</text:p>
      <text:p text:style-name="Standard">37,0.667,1.655,0.988</text:p>
      <text:p text:style-name="Standard">38,0.4,1.898,1.498</text:p>
      <text:p text:style-name="Standard">39,1.6,1.838,0.238</text:p>
      <text:p text:style-name="Standard">40,1.2,2.043,0.843</text:p>
      <text:p text:style-name="Standard">41,0.5,1.49,0.99</text:p>
      <text:p text:style-name="Standard">42,2.833,2.248,-0.585</text:p>
      <text:p text:style-name="Standard">43,1.25,2.086,0.836</text:p>
      <text:p text:style-name="Standard">44,0.4,1.168,0.768</text:p>
      <text:p text:style-name="Standard">45,4.6,1.458,-3.142</text:p>
      <text:p text:style-name="Standard">46,3.667,2.142,-1.525</text:p>
      <text:p text:style-name="Standard">47,0.2,1.753,1.553</text:p>
      <text:p text:style-name="Standard">48,4.5,2.156,-2.344</text:p>
      <text:p text:style-name="Standard">49,1.333,1.168,-0.166</text:p>
      <text:p text:style-name="Standard"><text:soft-page-break/>50,0.4,1.798,1.398</text:p>
      <text:p text:style-name="Standard">51,4.429,0.897,-3.532</text:p>
      <text:p text:style-name="Standard">52,2.667,2.156,-0.51</text:p>
      <text:p text:style-name="Standard">53,1.6,1.641,0.041</text:p>
      <text:p text:style-name="Standard">54,1,2.151,1.151</text:p>
      <text:p text:style-name="Standard">55,1,1.655,0.655</text:p>
      <text:p text:style-name="Standard">56,2.5,3.039,0.539</text:p>
      <text:p text:style-name="Standard">57,0.2,1.205,1.005</text:p>
      <text:p text:style-name="Standard">58,2,2.434,0.434</text:p>
      <text:p text:style-name="Standard">59,1.333,2.366,1.033</text:p>
      <text:p text:style-name="Standard">60,2.5,2.142,-0.358</text:p>
      <text:p text:style-name="Standard">61,3.333,1.655,-1.679</text:p>
      <text:p text:style-name="Standard">62,2,1.247,-0.753</text:p>
      <text:p text:style-name="Standard">63,2.6,1.974,-0.626</text:p>
      <text:p text:style-name="Standard">64,2.4,2.421,0.021</text:p>
      <text:p text:style-name="Standard">65,0.4,1.168,0.768</text:p>
      <text:p text:style-name="Standard">66,0.167,1.655,1.488</text:p>
      <text:p text:style-name="Standard">67,1.6,2.507,0.907</text:p>
      <text:p text:style-name="Standard">68,1.714,2.355,0.641</text:p>
      <text:p text:style-name="Standard">69,2.25,2.035,-0.215</text:p>
      <text:p text:style-name="Standard">70,2,2.056,0.056</text:p>
      <text:p text:style-name="Standard">71,1.25,2.573,1.323</text:p>
      <text:p text:style-name="Standard">72,0,1.168,1.168</text:p>
      <text:p text:style-name="Standard">73,1,1.638,0.638</text:p>
      <text:p text:style-name="Standard">74,1,1.861,0.861</text:p>
      <text:p text:style-name="Standard">75,2.4,3.66,1.26</text:p>
      <text:p text:style-name="Standard">76,1,2.221,1.221</text:p>
      <text:p text:style-name="Standard">77,4.2,2.747,-1.453</text:p>
      <text:p text:style-name="Standard">78,0,1.987,1.987</text:p>
      <text:p text:style-name="Standard">79,2,2.483,0.483</text:p>
      <text:p text:style-name="Standard">80,1.5,1.826,0.326</text:p>
      <text:p text:style-name="Standard">81,3,3.581,0.581</text:p>
      <text:p text:style-name="Standard">82,0.6,1.782,1.182</text:p>
      <text:p text:style-name="Standard">83,3.667,1.694,-1.973</text:p>
      <text:p text:style-name="Standard">84,2.8,1.51,-1.29</text:p>
      <text:p text:style-name="Standard">85,1,2.024,1.024</text:p>
      <text:p text:style-name="Standard">86,0.333,1.343,1.01</text:p>
      <text:p text:style-name="Standard">87,4.5,2.889,-1.611</text:p>
      <text:p text:style-name="Standard">88,3,2.879,-0.121</text:p>
      <text:p text:style-name="Standard">89,1.167,2.266,1.1</text:p>
      <text:p text:style-name="Standard">90,1.4,2.091,0.691</text:p>
      <text:p text:style-name="Standard">91,1.2,1.182,-0.018</text:p>
      <text:p text:style-name="Standard">92,0.286,2.02,1.734</text:p>
      <text:p text:style-name="Standard">93,2.4,2.221,-0.179</text:p>
      <text:p text:style-name="Standard">94,2.2,0.805,-1.395</text:p>
      <text:p text:style-name="Standard">95,1.2,1.977,0.777</text:p>
      <text:p text:style-name="Standard">96,0.2,1.655,1.455</text:p>
      <text:p text:style-name="Standard">97,1.6,1.946,0.346</text:p>
      <text:p text:style-name="Standard">98,1.75,2.089,0.339</text:p>
      <text:p text:style-name="Standard">99,0.833,1.168,0.334</text:p>
      <text:p text:style-name="Standard">100,2.25,1.076,-1.174</text:p>
      <text:p text:style-name="Standard"><text:soft-page-break/>1,1.5,2.027,0.527</text:p>
      <text:p text:style-name="Standard">2,5,2.461,-2.539</text:p>
      <text:p text:style-name="Standard">3,1.833,2.228,0.394</text:p>
      <text:p text:style-name="Standard">4,3,2.51,-0.49</text:p>
      <text:p text:style-name="Standard">5,2.667,2.575,-0.092</text:p>
      <text:p text:style-name="Standard">6,1,1.51,0.51</text:p>
      <text:p text:style-name="Standard">7,1.833,2.143,0.309</text:p>
      <text:p text:style-name="Standard">8,2.6,2.129,-0.471</text:p>
      <text:p text:style-name="Standard">9,3,2.996,-0.004</text:p>
      <text:p text:style-name="Standard">10,2.8,1.876,-0.924</text:p>
      <text:p text:style-name="Standard">11,1.75,2.756,1.006</text:p>
      <text:p text:style-name="Standard">12,4.5,4.154,-0.346</text:p>
      <text:p text:style-name="Standard">13,3.4,1.741,-1.659</text:p>
      <text:p text:style-name="Standard">14,2.2,1.947,-0.253</text:p>
      <text:p text:style-name="Standard">15,4.333,2.341,-1.992</text:p>
      <text:p text:style-name="Standard">16,2.75,0.903,-1.847</text:p>
      <text:p text:style-name="Standard">17,1.8,2.001,0.201</text:p>
      <text:p text:style-name="Standard">18,3,1.788,-1.212</text:p>
      <text:p text:style-name="Standard">19,0.2,1.245,1.045</text:p>
      <text:p text:style-name="Standard">20,3.5,1.384,-2.116</text:p>
      <text:p text:style-name="Standard">21,1.333,2.324,0.99</text:p>
      <text:p text:style-name="Standard">22,2.6,1.942,-0.658</text:p>
      <text:p text:style-name="Standard">23,3,2.209,-0.791</text:p>
      <text:p text:style-name="Standard">24,3.75,1.631,-2.119</text:p>
      <text:p text:style-name="Standard">25,3.6,1.613,-1.987</text:p>
      <text:p text:style-name="Standard">26,4,1.955,-2.045</text:p>
      <text:p text:style-name="Standard">27,1.667,1.785,0.118</text:p>
      <text:p text:style-name="Standard">28,3.333,2.319,-1.015</text:p>
      <text:p text:style-name="Standard">29,3.6,1.727,-1.873</text:p>
      <text:p text:style-name="Standard">30,0.6,1.57,0.97</text:p>
      <text:p text:style-name="Standard">31,2.6,1.547,-1.053</text:p>
      <text:p text:style-name="Standard">32,3.167,2.801,-0.366</text:p>
      <text:p text:style-name="Standard">33,3.833,1.086,-2.748</text:p>
      <text:p text:style-name="Standard">34,2.8,1.874,-0.926</text:p>
      <text:p text:style-name="Standard">35,1.2,1.32,0.12</text:p>
      <text:p text:style-name="Standard">36,0.6,1.827,1.227</text:p>
      <text:p text:style-name="Standard">37,1.4,2.29,0.89</text:p>
      <text:p text:style-name="Standard">38,2.25,1.463,-0.787</text:p>
      <text:p text:style-name="Standard">39,0.333,1.513,1.18</text:p>
      <text:p text:style-name="Standard">40,3.167,2.407,-0.76</text:p>
      <text:p text:style-name="Standard">41,1.667,1.657,-0.009</text:p>
      <text:p text:style-name="Standard">42,2.8,2.334,-0.466</text:p>
      <text:p text:style-name="Standard">43,4.6,3.416,-1.184</text:p>
      <text:p text:style-name="Standard">44,2,2.325,0.325</text:p>
      <text:p text:style-name="Standard">45,1,1.533,0.533</text:p>
      <text:p text:style-name="Standard">46,1,1.754,0.754</text:p>
      <text:p text:style-name="Standard">47,1.75,1.86,0.11</text:p>
      <text:p text:style-name="Standard">48,1.8,1.643,-0.157</text:p>
      <text:p text:style-name="Standard">49,2.25,0.865,-1.385</text:p>
      <text:p text:style-name="Standard">50,0.4,1.099,0.699</text:p>
      <text:p text:style-name="Standard">51,0.75,1.63,0.88</text:p>
      <text:p text:style-name="Standard"><text:soft-page-break/>52,2.8,1.022,-1.778</text:p>
      <text:p text:style-name="Standard">53,1.75,0.574,-1.176</text:p>
      <text:p text:style-name="Standard">54,1.167,1.682,0.516</text:p>
      <text:p text:style-name="Standard">55,3.333,1.851,-1.482</text:p>
      <text:p text:style-name="Standard">56,2,2.912,0.912</text:p>
      <text:p text:style-name="Standard">57,2.167,1.208,-0.958</text:p>
      <text:p text:style-name="Standard">58,0,1.151,1.151</text:p>
      <text:p text:style-name="Standard">59,1.167,1.936,0.769</text:p>
      <text:p text:style-name="Standard">60,0.2,1.078,0.878</text:p>
      <text:p text:style-name="Standard">61,3,2.45,-0.55</text:p>
      <text:p text:style-name="Standard">62,2.833,1.685,-1.148</text:p>
      <text:p text:style-name="Standard">63,3.4,2.507,-0.893</text:p>
      <text:p text:style-name="Standard">64,0,1.559,1.559</text:p>
      <text:p text:style-name="Standard">65,0.4,1.078,0.678</text:p>
      <text:p text:style-name="Standard">66,0.8,1.432,0.632</text:p>
      <text:p text:style-name="Standard">67,2.5,2.559,0.059</text:p>
      <text:p text:style-name="Standard">68,2.25,1.903,-0.347</text:p>
      <text:p text:style-name="Standard">69,3.8,1.544,-2.256</text:p>
      <text:p text:style-name="Standard">70,2.6,2.39,-0.21</text:p>
      <text:p text:style-name="Standard">71,1.5,2.108,0.608</text:p>
      <text:p text:style-name="Standard">72,1,1.767,0.767</text:p>
      <text:p text:style-name="Standard">73,3.833,2.003,-1.83</text:p>
      <text:p text:style-name="Standard">74,2.2,2.941,0.741</text:p>
      <text:p text:style-name="Standard">75,1,2.022,1.022</text:p>
      <text:p text:style-name="Standard">76,0.333,1.311,0.977</text:p>
      <text:p text:style-name="Standard">77,3.4,2.935,-0.465</text:p>
      <text:p text:style-name="Standard">78,3,2.194,-0.806</text:p>
      <text:p text:style-name="Standard">79,1.4,2.298,0.898</text:p>
      <text:p text:style-name="Standard">80,1.75,1.342,-0.408</text:p>
      <text:p text:style-name="Standard">81,1.75,0.958,-0.792</text:p>
      <text:p text:style-name="Standard">82,0.8,2.162,1.362</text:p>
      <text:p text:style-name="Standard">83,2.2,1.224,-0.976</text:p>
      <text:p text:style-name="Standard">84,2,1.869,-0.131</text:p>
      <text:p text:style-name="Standard">85,2,2.1,0.1</text:p>
      <text:p text:style-name="Standard">86,2.4,3.235,0.835</text:p>
      <text:p text:style-name="Standard">87,0,1.875,1.875</text:p>
      <text:p text:style-name="Standard">88,2.5,2.337,-0.163</text:p>
      <text:p text:style-name="Standard">89,1.75,0.976,-0.774</text:p>
      <text:p text:style-name="Standard">90,2.8,2.869,0.069</text:p>
      <text:p text:style-name="Standard">91,0,1.337,1.337</text:p>
      <text:p text:style-name="Standard">92,1.5,2.458,0.958</text:p>
      <text:p text:style-name="Standard">93,1.8,1.056,-0.744</text:p>
      <text:p text:style-name="Standard">94,1,1.541,0.541</text:p>
      <text:p text:style-name="Standard">95,1.667,1.936,0.27</text:p>
      <text:p text:style-name="Standard">96,1,3.307,2.307</text:p>
      <text:p text:style-name="Standard">97,0.2,1.979,1.779</text:p>
      <text:p text:style-name="Standard">98,1.6,2.154,0.554</text:p>
      <text:p text:style-name="Standard">99,1.2,3.066,1.866</text:p>
      <text:p text:style-name="Standard">100,2.8,2.034,-0.766</text:p>
      <text:p text:style-name="Standard">1,3.5,1.637,-1.863</text:p>
      <text:p text:style-name="Standard">2,1.333,1.706,0.373</text:p>
      <text:p text:style-name="Standard"><text:soft-page-break/>3,2.8,1.878,-0.922</text:p>
      <text:p text:style-name="Standard">4,1.6,2.149,0.549</text:p>
      <text:p text:style-name="Standard">5,1.4,1.76,0.36</text:p>
      <text:p text:style-name="Standard">6,2.6,2.99,0.39</text:p>
      <text:p text:style-name="Standard">7,0.25,0.994,0.744</text:p>
      <text:p text:style-name="Standard">8,0,1.072,1.072</text:p>
      <text:p text:style-name="Standard">9,1.667,1.803,0.136</text:p>
      <text:p text:style-name="Standard">10,0.333,1.155,0.822</text:p>
      <text:p text:style-name="Standard">11,2,2.888,0.888</text:p>
      <text:p text:style-name="Standard">12,2.75,1.892,-0.858</text:p>
      <text:p text:style-name="Standard">13,2.2,2.34,0.14</text:p>
      <text:p text:style-name="Standard">14,4.6,2.098,-2.502</text:p>
      <text:p text:style-name="Standard">15,2.167,1.667,-0.5</text:p>
      <text:p text:style-name="Standard">16,1.2,1.449,0.249</text:p>
      <text:p text:style-name="Standard">17,1.6,2.1,0.5</text:p>
      <text:p text:style-name="Standard">18,2.25,1.549,-0.701</text:p>
      <text:p text:style-name="Standard">19,0.8,1.485,0.685</text:p>
      <text:p text:style-name="Standard">20,0,1.914,1.914</text:p>
      <text:p text:style-name="Standard">21,1.2,2.107,0.907</text:p>
      <text:p text:style-name="Standard">22,2.8,2.052,-0.748</text:p>
      <text:p text:style-name="Standard">23,3,1.617,-1.383</text:p>
      <text:p text:style-name="Standard">24,4.8,2.831,-1.969</text:p>
      <text:p text:style-name="Standard">25,1.833,1.617,-0.216</text:p>
      <text:p text:style-name="Standard">26,0.333,1.183,0.85</text:p>
      <text:p text:style-name="Standard">27,1.25,2.255,1.005</text:p>
      <text:p text:style-name="Standard">28,1.6,2.251,0.651</text:p>
      <text:p text:style-name="Standard">29,1.2,2.27,1.07</text:p>
      <text:p text:style-name="Standard">30,3.2,2.012,-1.188</text:p>
      <text:p text:style-name="Standard">31,0.6,1.512,0.912</text:p>
      <text:p text:style-name="Standard">32,2.8,1.657,-1.143</text:p>
      <text:p text:style-name="Standard">33,2.4,1.934,-0.466</text:p>
      <text:p text:style-name="Standard">34,1.4,1.818,0.418</text:p>
      <text:p text:style-name="Standard">35,0.5,1.833,1.333</text:p>
      <text:p text:style-name="Standard">36,3.4,1.485,-1.915</text:p>
      <text:p text:style-name="Standard">37,0.2,1.072,0.872</text:p>
      <text:p text:style-name="Standard">38,2.333,1.625,-0.709</text:p>
      <text:p text:style-name="Standard">39,1.6,2.381,0.781</text:p>
      <text:p text:style-name="Standard">40,2.8,1.771,-1.029</text:p>
      <text:p text:style-name="Standard">41,0.6,1.615,1.015</text:p>
      <text:p text:style-name="Standard">42,0.2,1.828,1.628</text:p>
      <text:p text:style-name="Standard">43,3.333,2.18,-1.154</text:p>
      <text:p text:style-name="Standard">44,1.667,2.724,1.058</text:p>
      <text:p text:style-name="Standard">45,2.8,2.057,-0.743</text:p>
      <text:p text:style-name="Standard">46,3.333,3.727,0.393</text:p>
      <text:p text:style-name="Standard">47,2.4,2.794,0.394</text:p>
      <text:p text:style-name="Standard">48,0.5,1.113,0.613</text:p>
      <text:p text:style-name="Standard">49,1.4,1.754,0.354</text:p>
      <text:p text:style-name="Standard">50,1.2,1.449,0.249</text:p>
      <text:p text:style-name="Standard">51,2.4,2.186,-0.214</text:p>
      <text:p text:style-name="Standard">52,4,1.94,-2.06</text:p>
      <text:p text:style-name="Standard">53,2.167,1.234,-0.933</text:p>
      <text:p text:style-name="Standard"><text:soft-page-break/>54,1.5,1.736,0.236</text:p>
      <text:p text:style-name="Standard">55,2,1.846,-0.154</text:p>
      <text:p text:style-name="Standard">56,1.6,2.131,0.531</text:p>
      <text:p text:style-name="Standard">57,2.2,1.907,-0.293</text:p>
      <text:p text:style-name="Standard">58,3.75,0.855,-2.895</text:p>
      <text:p text:style-name="Standard">59,0.333,1.173,0.84</text:p>
      <text:p text:style-name="Standard">60,1.667,1.022,-0.644</text:p>
      <text:p text:style-name="Standard">61,1.5,0.923,-0.577</text:p>
      <text:p text:style-name="Standard">62,0,1.712,1.712</text:p>
      <text:p text:style-name="Standard">63,1,1.794,0.794</text:p>
      <text:p text:style-name="Standard">64,2.833,1.867,-0.966</text:p>
      <text:p text:style-name="Standard">65,1.833,1.379,-0.454</text:p>
      <text:p text:style-name="Standard">66,2,2.366,0.366</text:p>
      <text:p text:style-name="Standard">67,1.6,2.221,0.621</text:p>
      <text:p text:style-name="Standard">68,4.2,1.072,-3.128</text:p>
      <text:p text:style-name="Standard">69,2.2,2.264,0.064</text:p>
      <text:p text:style-name="Standard">70,3.4,2.199,-1.201</text:p>
      <text:p text:style-name="Standard">71,2,1.978,-0.022</text:p>
      <text:p text:style-name="Standard">72,3.167,2.379,-0.787</text:p>
      <text:p text:style-name="Standard">73,3.833,2.182,-1.651</text:p>
      <text:p text:style-name="Standard">74,0.833,1.077,0.243</text:p>
      <text:p text:style-name="Standard">75,1.4,1.634,0.234</text:p>
      <text:p text:style-name="Standard">76,2.2,1.906,-0.294</text:p>
      <text:p text:style-name="Standard">77,1.167,2.144,0.977</text:p>
      <text:p text:style-name="Standard">78,2.5,2.252,-0.248</text:p>
      <text:p text:style-name="Standard">79,0.4,1.56,1.16</text:p>
      <text:p text:style-name="Standard">80,4.333,2.427,-1.906</text:p>
      <text:p text:style-name="Standard">81,1.5,1.198,-0.302</text:p>
      <text:p text:style-name="Standard">82,0.2,1.135,0.935</text:p>
      <text:p text:style-name="Standard">83,0.6,1.114,0.514</text:p>
      <text:p text:style-name="Standard">84,3.833,1.426,-2.407</text:p>
      <text:p text:style-name="Standard">85,1.4,1.825,0.425</text:p>
      <text:p text:style-name="Standard">86,0,0.894,0.894</text:p>
      <text:p text:style-name="Standard">87,2.4,2.335,-0.065</text:p>
      <text:p text:style-name="Standard">88,1.167,2.25,1.083</text:p>
      <text:p text:style-name="Standard">89,1.143,1.979,0.836</text:p>
      <text:p text:style-name="Standard">90,1.167,1.724,0.557</text:p>
      <text:p text:style-name="Standard">91,1,2.025,1.025</text:p>
      <text:p text:style-name="Standard">92,0.6,1.935,1.335</text:p>
      <text:p text:style-name="Standard">93,0,1.449,1.449</text:p>
      <text:p text:style-name="Standard">94,2.8,2.58,-0.22</text:p>
      <text:p text:style-name="Standard">95,3,1.406,-1.594</text:p>
      <text:p text:style-name="Standard">96,3.8,2.31,-1.49</text:p>
      <text:p text:style-name="Standard">97,1.5,1.072,-0.428</text:p>
      <text:p text:style-name="Standard">98,2,2.372,0.372</text:p>
      <text:p text:style-name="Standard">99,3.333,2.222,-1.112</text:p>
      <text:p text:style-name="Standard">100,1.5,1.855,0.355</text:p>
      <text:p text:style-name="Standard">1,3.833,2.344,-1.489</text:p>
      <text:p text:style-name="Standard">2,1.833,1.492,-0.341</text:p>
      <text:p text:style-name="Standard">3,0.429,2,1.571</text:p>
      <text:p text:style-name="Standard">4,2.667,2.804,0.138</text:p>
      <text:p text:style-name="Standard"><text:soft-page-break/>5,1.2,2.212,1.012</text:p>
      <text:p text:style-name="Standard">6,2,2.195,0.195</text:p>
      <text:p text:style-name="Standard">7,3.6,1.942,-1.658</text:p>
      <text:p text:style-name="Standard">8,0.6,1.698,1.098</text:p>
      <text:p text:style-name="Standard">9,3.75,2.5,-1.25</text:p>
      <text:p text:style-name="Standard">10,5,2.246,-2.754</text:p>
      <text:p text:style-name="Standard">11,1.8,1.402,-0.398</text:p>
      <text:p text:style-name="Standard">12,4.4,1.015,-3.385</text:p>
      <text:p text:style-name="Standard">13,1.6,2.202,0.602</text:p>
      <text:p text:style-name="Standard">14,2.2,2.556,0.356</text:p>
      <text:p text:style-name="Standard">15,0.167,1.244,1.077</text:p>
      <text:p text:style-name="Standard">16,1.75,1.813,0.063</text:p>
      <text:p text:style-name="Standard">17,1.6,2.202,0.602</text:p>
      <text:p text:style-name="Standard">18,1.4,2.903,1.503</text:p>
      <text:p text:style-name="Standard">19,3.333,3.237,-0.096</text:p>
      <text:p text:style-name="Standard">20,1.6,2.457,0.857</text:p>
      <text:p text:style-name="Standard">21,1.2,1.089,-0.111</text:p>
      <text:p text:style-name="Standard">22,1.8,1.498,-0.302</text:p>
      <text:p text:style-name="Standard">23,1.75,2.131,0.381</text:p>
      <text:p text:style-name="Standard">24,3.2,1.462,-1.738</text:p>
      <text:p text:style-name="Standard">25,0.25,0.973,0.723</text:p>
      <text:p text:style-name="Standard">26,0.167,2.005,1.839</text:p>
      <text:p text:style-name="Standard">27,3.2,1.899,-1.301</text:p>
      <text:p text:style-name="Standard">28,0.667,1.905,1.238</text:p>
      <text:p text:style-name="Standard">29,1.6,1.96,0.36</text:p>
      <text:p text:style-name="Standard">30,1.2,1.685,0.485</text:p>
      <text:p text:style-name="Standard">31,1.25,2.351,1.101</text:p>
      <text:p text:style-name="Standard">32,1.8,2.722,0.922</text:p>
      <text:p text:style-name="Standard">33,1.667,2.595,0.928</text:p>
      <text:p text:style-name="Standard">34,1,2.726,1.726</text:p>
      <text:p text:style-name="Standard">35,1.4,2.42,1.02</text:p>
      <text:p text:style-name="Standard">36,1,1.239,0.239</text:p>
      <text:p text:style-name="Standard">37,3.167,2.105,-1.062</text:p>
      <text:p text:style-name="Standard">38,2.2,2.595,0.395</text:p>
      <text:p text:style-name="Standard">39,0,1.508,1.508</text:p>
      <text:p text:style-name="Standard">40,2.333,2.124,-0.21</text:p>
      <text:p text:style-name="Standard">41,3,2.616,-0.384</text:p>
      <text:p text:style-name="Standard">42,1,1.637,0.637</text:p>
      <text:p text:style-name="Standard">43,0.4,1.662,1.262</text:p>
      <text:p text:style-name="Standard">44,3.167,2.195,-0.971</text:p>
      <text:p text:style-name="Standard">45,0.6,1.685,1.085</text:p>
      <text:p text:style-name="Standard">46,2.4,1.105,-1.295</text:p>
      <text:p text:style-name="Standard">47,4.5,2.059,-2.441</text:p>
      <text:p text:style-name="Standard">48,1.2,2.329,1.129</text:p>
      <text:p text:style-name="Standard">49,1,1.83,0.83</text:p>
      <text:p text:style-name="Standard">50,2.333,1.71,-0.623</text:p>
      <text:p text:style-name="Standard">51,0.25,1.615,1.365</text:p>
      <text:p text:style-name="Standard">52,2.4,1.984,-0.416</text:p>
      <text:p text:style-name="Standard">53,2.429,1.436,-0.993</text:p>
      <text:p text:style-name="Standard">54,3.2,1.827,-1.373</text:p>
      <text:p text:style-name="Standard">55,2,2.038,0.038</text:p>
      <text:p text:style-name="Standard"><text:soft-page-break/>56,1.5,1.991,0.491</text:p>
      <text:p text:style-name="Standard">57,1.4,1.682,0.282</text:p>
      <text:p text:style-name="Standard">58,1.667,2.414,0.748</text:p>
      <text:p text:style-name="Standard">59,0.6,1.698,1.098</text:p>
      <text:p text:style-name="Standard">60,3.8,2.351,-1.449</text:p>
      <text:p text:style-name="Standard">61,2.8,2.68,-0.12</text:p>
      <text:p text:style-name="Standard">62,1.167,1.519,0.352</text:p>
      <text:p text:style-name="Standard">63,0.5,1.105,0.605</text:p>
      <text:p text:style-name="Standard">64,3.833,3.579,-0.254</text:p>
      <text:p text:style-name="Standard">65,3.2,1.289,-1.911</text:p>
      <text:p text:style-name="Standard">66,3,2.316,-0.684</text:p>
      <text:p text:style-name="Standard">67,0.6,1.813,1.213</text:p>
      <text:p text:style-name="Standard">68,2,2.029,0.029</text:p>
      <text:p text:style-name="Standard">69,3,2.155,-0.845</text:p>
      <text:p text:style-name="Standard">70,1.75,2.015,0.265</text:p>
      <text:p text:style-name="Standard">71,3.6,2.009,-1.591</text:p>
      <text:p text:style-name="Standard">72,0.4,1.678,1.278</text:p>
      <text:p text:style-name="Standard">73,2,1.768,-0.232</text:p>
      <text:p text:style-name="Standard">74,1.167,1.438,0.271</text:p>
      <text:p text:style-name="Standard">75,4.2,2.362,-1.838</text:p>
      <text:p text:style-name="Standard">76,2.2,1.811,-0.389</text:p>
      <text:p text:style-name="Standard">77,1.2,2.122,0.922</text:p>
      <text:p text:style-name="Standard">78,2,1.919,-0.081</text:p>
      <text:p text:style-name="Standard">79,1.4,2.33,0.93</text:p>
      <text:p text:style-name="Standard">80,1,2.635,1.635</text:p>
      <text:p text:style-name="Standard">81,1.5,2.571,1.071</text:p>
      <text:p text:style-name="Standard">82,1,2.098,1.098</text:p>
      <text:p text:style-name="Standard">83,1.8,1.402,-0.398</text:p>
      <text:p text:style-name="Standard">84,2.2,2.259,0.059</text:p>
      <text:p text:style-name="Standard">85,0.4,1.877,1.477</text:p>
      <text:p text:style-name="Standard">86,3,2.195,-0.805</text:p>
      <text:p text:style-name="Standard">87,0.667,1.731,1.064</text:p>
      <text:p text:style-name="Standard">88,1.2,2.73,1.53</text:p>
      <text:p text:style-name="Standard">89,2.4,2.057,-0.343</text:p>
      <text:p text:style-name="Standard">90,1,1.605,0.605</text:p>
      <text:p text:style-name="Standard">91,1.2,2.67,1.47</text:p>
      <text:p text:style-name="Standard">92,3.167,3.67,0.503</text:p>
      <text:p text:style-name="Standard">93,0.833,2.427,1.594</text:p>
      <text:p text:style-name="Standard">94,3.667,2.417,-1.25</text:p>
      <text:p text:style-name="Standard">95,3.2,1.746,-1.454</text:p>
      <text:p text:style-name="Standard">96,0,1.313,1.313</text:p>
      <text:p text:style-name="Standard">97,0.8,1.349,0.549</text:p>
      <text:p text:style-name="Standard">98,1.8,2.398,0.598</text:p>
      <text:p text:style-name="Standard">99,4.25,1.814,-2.436</text:p>
      <text:p text:style-name="Standard">100,0,1.687,1.687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183</text:p>
      <text:p text:style-name="Standard">Mean absolute error <text:s text:c="21"/>0.8793</text:p>
      <text:p text:style-name="Standard"><text:soft-page-break/>Root mean squared error <text:s text:c="17"/>1.0799</text:p>
      <text:p text:style-name="Standard">Relative absolute error <text:s text:c="16"/>89.6821 %</text:p>
      <text:p text:style-name="Standard">Root relative squared error <text:s text:c="12"/>90.8929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4:53:54</meta:creation-date>
    <meta:document-statistic meta:table-count="0" meta:image-count="0" meta:object-count="0" meta:page-count="22" meta:paragraph-count="1063" meta:word-count="1180" meta:character-count="20591"/>
    <dc:date>2014-11-26T14:54:19</dc:date>
    <dc:creator>amita misra</dc:creator>
    <meta:editing-duration>PT25S</meta:editing-duration>
    <meta:editing-cycles>1</meta:editing-cycles>
    <meta:generator>OpenOffice/4.1.0$Unix OpenOffice.org_project/410m18$Build-9764</meta:generator>
  </office:meta>
</office:document-meta>
</file>